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Generator.getAncestors( Fil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rectoryGene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Generator.isExcluded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rectoryGenerator.setNodeAttributes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rectory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rValidity.isValid( SourceValidity new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addAncestorPath( File path , Stack ances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Generator.startNode( String nodeName ,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ectoryGenerator.setup( SourceResolver resolver , Map objectModel , String src , Parameters pa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irectory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Validity.DirValidity(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Generator.endNod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isIncluded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Validity.isVal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rValidity.add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Generator.isRoot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Generator.addPath( File path , int depth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8">
            <text:p text:style-name="Table_20_Contents">8</text:p>
          </table:table-cell>
          <table:table-cell office:value-type="float" office:value="70">
            <text:p text:style-name="Table_20_Contents"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